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5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4-11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01888" calcext:value-type="float">
            <text:p>59.3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4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4168" calcext:value-type="float">
            <text:p>58.4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3-11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73288" calcext:value-type="float">
            <text:p>59.0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3-03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58176" calcext:value-type="float">
            <text:p>58.5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2-11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4352" calcext:value-type="float">
            <text:p>59.2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2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76464" calcext:value-type="float">
            <text:p>58.5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1-10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1824" calcext:value-type="float">
            <text:p>59.5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21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8344" calcext:value-type="float">
            <text:p>58.3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9-04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8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972" calcext:value-type="float">
            <text:p>58.7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7-04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97088" calcext:value-type="float">
            <text:p>58.9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6-03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4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38208" calcext:value-type="float">
            <text:p>60.3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3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27128" calcext:value-type="float">
            <text:p>63.12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2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9952" calcext:value-type="float">
            <text:p>58.2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1784" calcext:value-type="float">
            <text:p>58.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1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2792" calcext:value-type="float">
            <text:p>58.1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10-03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9-03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4192" calcext:value-type="float">
            <text:p>57.92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8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7408" calcext:value-type="float">
            <text:p>57.74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7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072" calcext:value-type="float">
            <text:p>57.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6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5-03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4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668" calcext:value-type="float">
            <text:p>57.2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3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00648" calcext:value-type="float">
            <text:p>57.0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2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200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68416" calcext:value-type="float">
            <text:p>56.66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8-03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7-04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6-03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9864" calcext:value-type="float">
            <text:p>57.6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5-03-0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2336" calcext:value-type="float">
            <text:p>57.55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4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3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2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90792" calcext:value-type="float">
            <text:p>57.39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1-03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90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3476" calcext:value-type="float">
            <text:p>57.1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8-03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7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6-03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2808" calcext:value-type="float">
            <text:p>57.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5-09-0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4652" calcext:value-type="float">
            <text:p>64.4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5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4-0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992" calcext:value-type="float">
            <text:p>69.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3-09-1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552" calcext:value-type="float">
            <text:p>74.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3-02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2-03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752" calcext:value-type="float">
            <text:p>68.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1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848" calcext:value-type="float">
            <text:p>68.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80-03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136" calcext:value-type="float">
            <text:p>70.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79-06-13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456" calcext:value-type="float">
            <text:p>60.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79-02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24" calcext:value-type="float">
            <text:p>57.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78-02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53344</text:p>
          </table:table-cell>
          <table:table-cell office:value-type="string" calcext:value-type="string">
            <text:p>GWDB_ERO117</text:p>
          </table:table-cell>
          <table:table-cell office:value-type="string" calcext:value-type="string">
            <text:p>1977-01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77128" calcext:value-type="float">
            <text:p>59.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